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>
      <style:paragraph-properties fo:margin-left="0in" fo:margin-right="0in" fo:orphans="0" fo:widows="0" fo:text-indent="0in" style:auto-text-indent="false"/>
      <style:text-properties officeooo:rsid="001c7755" officeooo:paragraph-rsid="001c7755"/>
    </style:style>
    <style:style style:name="P2" style:family="paragraph" style:parent-style-name="Text_20_body">
      <style:text-properties officeooo:rsid="001c7755" officeooo:paragraph-rsid="001c7755"/>
    </style:style>
    <style:style style:name="P3" style:family="paragraph" style:parent-style-name="Title">
      <style:text-properties officeooo:rsid="001c7755" officeooo:paragraph-rsid="001c7755"/>
    </style:style>
    <style:style style:name="P4" style:family="paragraph" style:parent-style-name="List_20_Paragraph">
      <style:paragraph-properties fo:margin-left="0in" fo:margin-right="0in" fo:orphans="0" fo:widows="0" fo:text-indent="0in" style:auto-text-indent="false"/>
      <style:text-properties fo:color="#00000a" loext:opacity="100%" officeooo:rsid="001c7755" officeooo:paragraph-rsid="001c7755" style:font-name-asian="Times New Roman" style:language-asian="en" style:country-asian="GB" style:font-name-complex="Times New Roman"/>
    </style:style>
    <style:style style:name="P5" style:family="paragraph" style:parent-style-name="List_20_Paragraph">
      <style:paragraph-properties fo:margin-left="0in" fo:margin-right="0in" fo:orphans="0" fo:widows="0" fo:text-indent="0in" style:auto-text-indent="false"/>
      <style:text-properties fo:color="#00000a" loext:opacity="100%" officeooo:rsid="001c7755" officeooo:paragraph-rsid="00210010" style:font-name-asian="Times New Roman" style:language-asian="en" style:country-asian="GB" style:font-name-complex="Times New Roman"/>
    </style:style>
    <style:style style:name="P6" style:family="paragraph" style:parent-style-name="Heading_20_1">
      <style:text-properties officeooo:rsid="00218dc9" officeooo:paragraph-rsid="00218dc9"/>
    </style:style>
    <style:style style:name="P7" style:family="paragraph" style:parent-style-name="List_20_Paragraph" style:list-style-name="WWNum9">
      <style:paragraph-properties fo:orphans="0" fo:widows="0"/>
      <style:text-properties fo:color="#00000a" loext:opacity="100%" officeooo:rsid="001c7755" officeooo:paragraph-rsid="001c7755" style:font-name-asian="Times New Roman" style:language-asian="en" style:country-asian="GB" style:font-name-complex="Times New Roman"/>
    </style:style>
    <style:style style:name="P8" style:family="paragraph" style:parent-style-name="List_20_Paragraph" style:list-style-name="WWNum9">
      <style:paragraph-properties fo:margin-left="0in" fo:margin-right="0in" fo:orphans="0" fo:widows="0" fo:text-indent="0in" style:auto-text-indent="false"/>
      <style:text-properties fo:color="#00000a" loext:opacity="100%" officeooo:rsid="001c7755" officeooo:paragraph-rsid="001c7755" style:font-name-asian="Times New Roman" style:language-asian="en" style:country-asian="GB" style:font-name-complex="Times New Roman"/>
    </style:style>
    <style:style style:name="T1" style:family="text">
      <style:text-properties fo:color="#00000a" loext:opacity="100%" style:font-name-asian="Times New Roman" style:language-asian="en" style:country-asian="GB" style:font-name-complex="Times New Roman"/>
    </style:style>
    <style:style style:name="T2" style:family="text">
      <style:text-properties fo:color="#00000a" loext:opacity="100%" officeooo:rsid="001fcdee" style:font-name-asian="Times New Roman" style:language-asian="en" style:country-asian="GB" style:font-name-complex="Times New Roman"/>
    </style:style>
    <style:style style:name="T3" style:family="text">
      <style:text-properties officeooo:rsid="001fcdee"/>
    </style:style>
    <style:style style:name="T4" style:family="text">
      <style:text-properties officeooo:rsid="00210010"/>
    </style:style>
    <style:style style:name="T5" style:family="text">
      <style:text-properties officeooo:rsid="00218d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port For Program</text:p>
      <text:p text:style-name="P2">Luca Hyde</text:p>
      <text:h text:style-name="P6" text:outline-level="1">This is the software development lifecycle, and how I am applying it to the development of the poster-price calculation program</text:h>
      <text:list xml:id="list487182386" text:style-name="WWNum9">
        <text:list-item>
          <text:p text:style-name="P7">Requirements</text:p>
          <text:p text:style-name="P8">The Requirements for this program are:Functionality, Ease of use, and efficiency</text:p>
        </text:list-item>
      </text:list>
      <text:p text:style-name="P4">The program I am building is designed to take in inputs, (size of poster)</text:p>
      <text:p text:style-name="P4">Minimum 10 copies, with the first 10 copies charging more, then after 10 copies, the charge reduces. </text:p>
      <text:p text:style-name="P4">3 choices of paper</text:p>
      <text:p text:style-name="P4"/>
      <text:p text:style-name="P4">Inputs required:</text:p>
      <text:p text:style-name="P4">Poster size, (length <text:span text:style-name="T4">+ </text:span>width)</text:p>
      <text:p text:style-name="P4">Quantity (&gt;10<text:span text:style-name="T4">)</text:span></text:p>
      <text:p text:style-name="P4">Selection of <text:span text:style-name="T4">material types</text:span></text:p>
      <text:p text:style-name="P4">Customer Info</text:p>
      <text:p text:style-name="P4"/>
      <text:p text:style-name="P4">Outputs:</text:p>
      <text:p text:style-name="P4">Customer Details</text:p>
      <text:p text:style-name="P4">Total Order Price</text:p>
      <text:p text:style-name="P4"/>
      <text:p text:style-name="P4">Should be:</text:p>
      <text:p text:style-name="P4">Event driven</text:p>
      <text:p text:style-name="P4"/>
      <text:p text:style-name="P4">Specification</text:p>
      <text:p text:style-name="P4"/>
      <text:p text:style-name="P4">Program that creates outputs of required price for a certain poster, with type of paper, size, and quantity with a minimum.</text:p>
      <text:p text:style-name="P4"/>
      <text:p text:style-name="P5">Design<text:line-break/><text:span text:style-name="T4">initially create a CMD version, and then move to creating the UI version based off a fully functional CMD version</text:span><text:line-break/>Simple program, with multiple input fields, a button to calculate, and inputs that are pushed out at the bottom</text:p>
      <text:p text:style-name="P4"/>
      <text:p text:style-name="P4">Implementation</text:p>
      <text:p text:style-name="P4"/>
      <text:p text:style-name="P4">Python with a UI framework, Most likely <text:span text:style-name="T4">tkinter</text:span></text:p>
      <text:p text:style-name="P4"/>
      <text:p text:style-name="P4">Debugging</text:p>
      <text:p text:style-name="P4"/>
      <text:p text:style-name="P4">I will use myself, and someone else with a checklist of what the program can and cannot do and put bad inputs into it, until it works as expected.</text:p>
      <text:p text:style-name="P4"/>
      <text:p text:style-name="P4">Maintenance</text:p>
      <text:p text:style-name="P4"><text:soft-page-break/><text:line-break/>Once the program is complete, it will not need any more editing, <text:span text:style-name="T3">as it serves its singular purpose in a very functional way</text:span></text:p>
      <text:p text:style-name="P4"/>
      <text:p text:style-name="P4">Deployment</text:p>
      <text:p text:style-name="P1"><text:span text:style-name="T1"><text:line-break/>It will be deployed to Posters R Us after development is finished, </text:span><text:span text:style-name="T2">and will be used on a variety of operating systems, because it is cross platform</text:span></text:p>
      <text:p text:style-name="P4"/>
      <text:p text:style-name="P4">Postmortem</text:p>
      <text:p text:style-name="P4"><text:line-break/><text:span text:style-name="T4">It will be put out, and released as a buy-to-own program, and will be able to be used for a long while, as it’s framework is highly compatible with future computers most likely because of its languages, alongside being very efficient and compactly programmed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Label_20_78" style:display-name="ListLabel 78" style:family="text"/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1:40:17.004689356</meta:creation-date>
    <dc:date>2022-05-23T10:55:47.577081025</dc:date>
    <meta:editing-duration>PT4M32S</meta:editing-duration>
    <meta:editing-cycles>4</meta:editing-cycles>
    <meta:generator>LibreOffice/7.3.3.2$Linux_X86_64 LibreOffice_project/30$Build-2</meta:generator>
    <meta:document-statistic meta:table-count="0" meta:image-count="0" meta:object-count="0" meta:page-count="2" meta:paragraph-count="31" meta:word-count="297" meta:character-count="1750" meta:non-whitespace-character-count="1481"/>
  </office:meta>
</office:document-meta>
</file>